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pan text:style-name="T1">Individual Project – The Worldly Traveller Game</text:span></text:p>
            <text:p><text:span text:style-name="T2">By Noura Abdul Maji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5.199cm" svg:height="11.815cm" svg:x="1.4cm" svg:y="3.685cm" presentation:class="outline" presentation:user-transformed="true">
          <draw:text-box>
            <text:list text:style-name="L3">
              <text:list-item>
                <text:p text:style-name="P2"><text:span text:style-name="T2">The Worldy Traveller Game is a text-based adventure game</text:span></text:p>
              </text:list-item>
              <text:list-item>
                <text:p text:style-name="P2"><text:span text:style-name="T2">The User plays the role of a traveller</text:span></text:p>
              </text:list-item>
              <text:list-item>
                <text:p text:style-name="P2"><text:span text:style-name="T2">The objective is to see new destinations and have the most funds</text:span></text:p>
              </text:list-item>
              <text:list-item>
                <text:p text:style-name="P2"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Reasoning Behind the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 wanted to make a game that is original and different</text:p>
              </text:list-item>
              <text:list-item>
                <text:p>I enjoy travell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ML Diagram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lowchar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OP Princip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heritance</text:p>
                <text:list>
                  <text:list-item>
                    <text:p/>
                  </text:list-item>
                </text:list>
              </text:list-item>
              <text:list-item>
                <text:p>Encapsulation</text:p>
                <text:list>
                  <text:list-item>
                    <text:p>Getter and Setter methods in the Player class</text:p>
                  </text:list-item>
                </text:list>
              </text:list-item>
              <text:list-item>
                <text:p>Abstraction</text:p>
                <text:list>
                  <text:list-item>
                    <text:p><text:span text:style-name="T3">Clothing class is an abstract class, with children being tops, bottoms, shoes, swimwear and sun-protection.</text:span></text:p>
                  </text:list-item>
                </text:list>
              </text:list-item>
              <text:list-item>
                <text:p>Polymorphism</text:p>
                <text:list>
                  <text:list-item>
                    <text:p>Children of clothing class @Override inherited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alability and Maintainability</text:p>
          </draw:text-box>
        </draw:frame>
        <draw:frame presentation:style-name="pr4" draw:layer="layout" svg:width="25.199cm" svg:height="9.134cm" svg:x="2cm" svg:y="3.86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New destinations (cities and countries) can be added</text:p>
              </text:list-item>
              <text:list-item>
                <text:p>Comments in code improve maintainabi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otential Areas of Improv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3">Programming</text:p>
                <text:list>
                  <text:list-item>
                    <text:p text:style-name="P4">More thorough testing</text:p>
                  </text:list-item>
                </text:list>
              </text:list-item>
              <text:list-item>
                <text:p text:style-name="P3">Non-programming</text:p>
                <text:list>
                  <text:list-item>
                    <text:p text:style-name="P4">Including a ‘mode of transport’ class to make the experience more interesting</text:p>
                  </text:list-item>
                  <text:list-item>
                    <text:p text:style-name="P4">Instead of typing in ‘work’ over and over again, can tap as quickly as you can to make money. This will be more inter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5cm" svg:y="6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9T16:00:22.555000000</meta:creation-date>
    <dc:date>2024-10-30T17:38:41.219000000</dc:date>
    <meta:editing-duration>PT1H11M48S</meta:editing-duration>
    <meta:editing-cycles>2</meta:editing-cycles>
    <meta:generator>LibreOffice/24.8.2.1$Windows_X86_64 LibreOffice_project/0f794b6e29741098670a3b95d60478a65d05ef13</meta:generator>
    <meta:document-statistic meta:object-count="55"/>
  </office:meta>
</office:document-meta>
</file>